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4.svm"/>
  <manifest:file-entry manifest:media-type="image/png" manifest:full-path="Pictures/10000000000000200000002000309F1C.png"/>
  <manifest:file-entry manifest:media-type="" manifest:full-path="Pictures/TablePreview3.svm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52cm" svg:stroke-color="#ffff00" draw:marker-start-width="0.427cm" draw:marker-end="Arrow" draw:marker-end-width="0.527cm" draw:textarea-horizontal-align="center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152cm" svg:stroke-color="#ffff00" draw:marker-start="Arrow" draw:marker-start-width="0.527cm" draw:marker-end="Arrow" draw:marker-end-width="0.527cm" draw:fill="none" draw:textarea-horizontal-align="center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4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fo:min-height="2.927cm"/>
    </style:style>
    <style:style style:name="pr5" style:family="presentation" style:parent-style-name="TWU_20_Slide-outline1">
      <style:graphic-properties fo:min-height="14.016cm"/>
    </style:style>
    <style:style style:name="pr6" style:family="presentation" style:parent-style-name="TWU_20_Slide-notes">
      <style:graphic-properties draw:fill-color="#ffffff" fo:min-height="12.322cm"/>
    </style:style>
    <style:style style:name="pr7" style:family="presentation" style:parent-style-name="TWU_20_Slide-title">
      <style:graphic-properties draw:fill-color="#ffffff" draw:auto-grow-height="true" fo:min-height="3.178cm"/>
    </style:style>
    <style:style style:name="pr8" style:family="presentation" style:parent-style-name="TWU_20_Slide-outline1">
      <style:graphic-properties fo:min-height="13.86cm"/>
    </style:style>
    <style:style style:name="pr9" style:family="presentation" style:parent-style-name="TWU_20_Slide-notes">
      <style:graphic-properties draw:fill-color="#ffffff" draw:auto-grow-height="true" fo:min-height="12.573cm"/>
    </style:style>
    <style:style style:name="pr10" style:family="presentation" style:parent-style-name="TWU_20_Slide-outline1">
      <style:graphic-properties fo:min-height="11.538cm"/>
    </style:style>
    <style:style style:name="co1" style:family="table-column">
      <style:table-column-properties style:column-width="5.759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draw:fill="solid" draw:fill-color="#99ccff" style:repeat="repeat"/>
      <style:paragraph-properties fo:text-align="center"/>
      <style:text-properties fo:color="#000000"/>
    </style:style>
    <style:style style:name="ce3" style:family="table-cell">
      <style:graphic-properties style:repeat="repeat"/>
      <style:paragraph-properties fo:text-align="start"/>
      <style:text-properties fo:color="#000000"/>
    </style:style>
    <style:style style:name="ce4" style:family="table-cell">
      <style:graphic-properties draw:fill="solid" draw:fill-color="#99ccff" style:repeat="repeat"/>
      <style:text-properties fo:color="#000000"/>
    </style:style>
    <style:style style:name="ce5" style:family="table-cell">
      <style:graphic-properties draw:fill="solid" draw:fill-color="#0099ff" style:repeat="repeat"/>
      <style:paragraph-properties fo:text-align="start"/>
    </style:style>
    <style:style style:name="ce6" style:family="table-cell">
      <style:graphic-properties style:repeat="repeat"/>
      <style:paragraph-properties fo:text-align="star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text-properties fo:font-size="16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text-properties fo:font-family="'Lucida Sans'" style:font-family-generic="swiss" fo:font-weight="bold" style:font-weight-asian="bold" style:font-weight-complex="bold"/>
    </style:style>
    <style:style style:name="P11" style:family="paragraph">
      <style:text-properties fo:font-family="'Lucida Sans'" style:font-family-generic="swiss"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text-align="start"/>
      <style:text-properties fo:font-size="15pt" style:font-size-asian="15pt" style:font-size-complex="15pt"/>
    </style:style>
    <style:style style:name="P13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ccccff" fo:font-size="20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font-family="'Standard Symbols L'" style:font-style-name="Regular" style:font-charset="x-symbol" fo:font-size="28pt" fo:font-weight="bold" style:font-family-asian="'Standard Symbols L'" style:font-style-name-asian="Regular" style:font-charset-asian="x-symbol" style:font-size-asian="28pt" style:font-weight-asian="bold" style:font-family-complex="'Standard Symbols L'" style:font-style-name-complex="Regular" style:font-charset-complex="x-symbol" style:font-size-complex="28pt" style:font-weight-complex="bold"/>
    </style:style>
    <style:style style:name="T7" style:family="text">
      <style:text-properties fo:font-family="'Lucida Sans'" style:font-family-generic="swiss" fo:font-size="22pt" fo:font-weight="bold" style:font-family-asian="'Standard Symbols L'" style:font-style-name-asian="Regular" style:font-charset-asian="x-symbol" style:font-size-asian="22pt" style:font-weight-asian="bold" style:font-family-complex="'Standard Symbols L'" style:font-style-name-complex="Regular" style:font-charset-complex="x-symbol" style:font-size-complex="22pt" style:font-weight-complex="bold"/>
    </style:style>
    <style:style style:name="T8" style:family="text">
      <style:text-properties fo:color="#23ff23" fo:font-style="italic" style:font-style-asian="italic" style:font-style-complex="italic"/>
    </style:style>
    <style:style style:name="T9" style:family="text">
      <style:text-properties fo:color="#ffffff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23ff23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ffff00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ffcc99"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18pt" fo:font-style="italic" style:font-size-asian="20pt" style:font-style-asian="italic" style:font-size-complex="20pt" style:font-style-complex="italic"/>
    </style:style>
    <style:style style:name="T15" style:family="text">
      <style:text-properties fo:color="#ccccff" fo:font-size="18pt" fo:font-style="italic" style:font-size-asian="20pt" style:font-style-asian="italic" style:font-size-complex="20pt" style:font-style-complex="italic"/>
    </style:style>
    <style:style style:name="T16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23ff23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ffcc99" fo:font-size="22pt" fo:font-weight="bold" style:font-size-asian="22pt" style:font-weight-asian="bold" style:font-size-complex="22pt" style:font-weight-complex="bold"/>
    </style:style>
    <style:style style:name="T19" style:family="text">
      <style:text-properties fo:color="#ffff00"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0: OO design</presentation:footer-decl>
      <presentation:footer-decl presentation:name="ftr2">CMPTxxxx</presentation:footer-decl>
      <presentation:date-time-decl presentation:name="dtd1" presentation:source="fixed">9 Nov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Intro to OO Design:<text:line-break/><text:tab/>Mentor DB example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9 Nov 2010</text:p>
            <text:p text:style-name="P1">CMPT14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Outline for today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Top-down OO <text:span text:style-name="T1">design</text:span>, class <text:span text:style-name="T1">diagrams</text:span></text:p>
              </text:list-item>
              <text:list-item>
                <text:p><text:span text:style-name="T1">MentorDB</text:span> example</text:p>
              </text:list-item>
              <text:list-item>
                <text:p><text:span text:style-name="T1">Data model</text:span>: objects and relationships</text:p>
                <text:list>
                  <text:list-item>
                    <text:p>Multiplicity</text:p>
                  </text:list-item>
                </text:list>
              </text:list-item>
              <text:list-item>
                <text:p><text:span text:style-name="T1">Functional specification</text:span>: methods</text:p>
                <text:list>
                  <text:list-item>
                    <text:p><text:span text:style-name="T2">add</text:span> a student</text:p>
                  </text:list-item>
                  <text:list-item>
                    <text:p><text:span text:style-name="T2">search</text:span> database by name</text:p>
                  </text:list-item>
                  <text:list-item>
                    <text:p>find all <text:span text:style-name="T2">mentees</text:span> of a mentor</text:p>
                  </text:list-item>
                  <text:list-item>
                    <text:p><text:span text:style-name="T2">save</text:span>/<text:span text:style-name="T2">load</text:span> to disk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Top-down design</text:p>
          </draw:text-box>
        </draw:frame>
        <draw:frame presentation:style-name="pr8" draw:layer="layout" svg:width="25.199cm" svg:height="14.312cm" svg:x="1.4cm" svg:y="4.507cm" presentation:class="outline" presentation:user-transformed="true">
          <draw:text-box>
            <text:list text:style-name="L2">
              <text:list-item>
                <text:p>'D' in WADES: <text:span text:style-name="T1">breaking down</text:span> the task into smaller chunks</text:p>
              </text:list-item>
              <text:list-item>
                <text:p><text:span text:style-name="T1">Data model</text:span>: what information to track? (nouns)</text:p>
                <text:list>
                  <text:list-item>
                    <text:p><text:span text:style-name="T2">Classes</text:span> and <text:span text:style-name="T2">attributes</text:span></text:p>
                  </text:list-item>
                </text:list>
              </text:list-item>
              <text:list-item>
                <text:p><text:span text:style-name="T1">Functional specification</text:span>: what actions? (verbs)</text:p>
                <text:list>
                  <text:list-item>
                    <text:p><text:span text:style-name="T2">Methods</text:span> in classes</text:p>
                  </text:list-item>
                </text:list>
              </text:list-item>
              <text:list-item>
                <text:p>“Show me your <text:span text:style-name="T1">flow charts</text:span> and conceal your <text:span text:style-name="T1">tables</text:span> and I shall continue to be mystified,<text:line-break/>show me your <text:span text:style-name="T1">tables</text:span> and I won't usually need your <text:span text:style-name="T1">flow charts</text:span>; they'll be obvious.”<text:line-break/><text:span text:style-name="T3"><text:a xlink:href="http://books.google.com/books?id=Zu1dujtMtLQC&amp;dq=inauthor:&quot;Frederick+P.+Brooks&quot;&amp;hl=en&amp;ei=6ePYTO_fCIb0tgPxo6GRCA&amp;sa=X&amp;oi=book_result&amp;ct=result&amp;resnum=1&amp;ved=0CCwQ6AEwAA">(Fred Brooks, “The Mythical Man-Month”, 1975)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OO class diagrams</text:p>
          </draw:text-box>
        </draw:frame>
        <draw:frame presentation:style-name="pr10" draw:layer="layout" svg:width="25.199cm" svg:height="11.538cm" svg:x="1.4cm" svg:y="6.985cm" presentation:class="outline" presentation:user-transformed="true">
          <draw:text-box>
            <text:list text:style-name="L2">
              <text:list-item>
                <text:p>An OO program is a collection of <text:span text:style-name="T1">classes</text:span></text:p>
                <text:list>
                  <text:list-item>
                    <text:p>Create objects: <text:span text:style-name="T1">instances</text:span> of the classes</text:p>
                  </text:list-item>
                  <text:list-item>
                    <text:p>Objects pass <text:span text:style-name="T1">messages</text:span> to each other</text:p>
                  </text:list-item>
                </text:list>
              </text:list-item>
              <text:list-item>
                <text:p>A<text:span text:style-name="T1"> class diagram</text:span> shows the classes and their relationships to each other:</text:p>
                <text:list>
                  <text:list-item>
                    <text:p><text:span text:style-name="T1">Name</text:span> of class</text:p>
                  </text:list-item>
                  <text:list-item>
                    <text:p><text:span text:style-name="T1">Attributes</text:span> (public and private)</text:p>
                  </text:list-item>
                  <text:list-item>
                    <text:p><text:span text:style-name="T1">Methods</text:span> (public and private)</text:p>
                  </text:list-item>
                </text:list>
              </text:list-item>
            </text:list>
          </draw:text-box>
        </draw:frame>
        <draw:frame draw:style-name="standard" draw:layer="layout" svg:width="5.758cm" svg:height="4.859cm" svg:x="21.868cm" svg:y="0.82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4">Course</text:span></text:p>
              </table:table-cell>
            </table:table-row>
            <table:table-row table:style-name="ro1">
              <table:table-cell table:style-name="ce2">
                <text:p text:style-name="P3"><text:span text:style-name="T5">title</text:span></text:p>
              </table:table-cell>
            </table:table-row>
            <table:table-row table:style-name="ro1">
              <table:table-cell table:style-name="ce3">
                <text:p text:style-name="P4"><text:span text:style-name="T5">students</text:span></text:p>
              </table:table-cell>
            </table:table-row>
            <table:table-row table:style-name="ro1">
              <table:table-cell table:style-name="ce4">
                <text:p text:style-name="P5"><text:span text:style-name="T5">lecture time</text:span></text:p>
              </table:table-cell>
            </table:table-row>
            <table:table-row table:style-name="ro1">
              <table:table-cell table:style-name="ce5">
                <text:p text:style-name="P4">getEnrolment(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758cm" svg:height="3.887cm" svg:x="11.461cm" svg:y="2.86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4">Student</text:span></text:p>
              </table:table-cell>
            </table:table-row>
            <table:table-row table:style-name="ro1">
              <table:table-cell table:style-name="ce2">
                <text:p text:style-name="P3"><text:span text:style-name="T5">name</text:span></text:p>
              </table:table-cell>
            </table:table-row>
            <table:table-row table:style-name="ro1">
              <table:table-cell table:style-name="ce3">
                <text:p text:style-name="P4"><text:span text:style-name="T5">classes</text:span></text:p>
              </table:table-cell>
            </table:table-row>
            <table:table-row table:style-name="ro1">
              <table:table-cell table:style-name="ce6">
                <text:p text:style-name="P4">getSchedule()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2" draw:text-style-name="P6" draw:layer="layout" svg:x1="22.125cm" svg:y1="3.31cm" svg:x2="17.245cm" svg:y2="3.31cm">
          <text:p/>
        </draw:line>
        <draw:polyline draw:style-name="gr2" draw:text-style-name="P6" draw:layer="layout" svg:width="5.079cm" svg:height="3.809cm" svg:x="16.51cm" svg:y="1.27cm" svg:viewBox="0 0 5080 3810" draw:points="0,3810 1905,3810 3810,0 5080,0">
          <text:p/>
        </draw:polylin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9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Example: Mentoring Program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TWU School of Business <text:span text:style-name="T1">mentoring</text:span> program:</text:p>
                <text:list>
                  <text:list-item>
                    <text:p>Matches <text:span text:style-name="T1">students</text:span> with local <text:span text:style-name="T1">businesspeople</text:span></text:p>
                  </text:list-item>
                  <text:list-item>
                    <text:p>Each student has 1 (or 2) mentors per year</text:p>
                  </text:list-item>
                </text:list>
              </text:list-item>
              <text:list-item>
                <text:p>Keep <text:span text:style-name="T1">track</text:span> of students and mentors</text:p>
              </text:list-item>
              <text:list-item>
                <text:p>View sorted <text:span text:style-name="T1">lists</text:span> of students, mentors</text:p>
              </text:list-item>
              <text:list-item>
                <text:p><text:span text:style-name="T1">Select</text:span> a mentor,<text:line-break/>and see <text:span text:style-name="T1">all</text:span> students they have mentored</text:p>
              </text:list-item>
              <text:list-item>
                <text:p>Also store <text:span text:style-name="T1">contact</text:span> info, photo, etc.</text:p>
              </text:list-item>
              <text:list-item>
                <text:p><text:span text:style-name="T1">Other</text:span> requirements? → <text:span text:style-name="T1">extensible</text:span> design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MentorDB: simplified spec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Let's make a few <text:span text:style-name="T1">simplifying</text:span> assumptions:</text:p>
              </text:list-item>
              <text:list-item>
                <text:p>Biographical info:<text:line-break/>for each student/mentor, limit to just <text:span text:style-name="T1">name</text:span>,<text:line-break/>plus <text:span text:style-name="T1">company name</text:span> for mentor</text:p>
              </text:list-item>
              <text:list-item>
                <text:p>Let's not worry about <text:span text:style-name="T1">sorting</text:span> the output for now</text:p>
              </text:list-item>
              <text:list-item>
                <text:p>Assume each student has only <text:span text:style-name="T1">one</text:span> mentor<text:line-break/>(but still allow each mentor to have multiple mentees)</text:p>
                <text:list>
                  <text:list-item>
                    <text:p>→ <text:span text:style-name="T1">Many-to-one</text:span> relationship<text:line-break/>(many students to one mentor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MentorDB: data model</text:p>
          </draw:text-box>
        </draw:frame>
        <draw:frame presentation:style-name="pr5" draw:layer="layout" svg:width="25.199cm" svg:height="14.559cm" svg:x="1.4cm" svg:y="4.507cm" presentation:class="outline" presentation:user-transformed="true">
          <draw:text-box>
            <text:list text:style-name="L2">
              <text:list-item>
                <text:p>Classes, attributes?</text:p>
              </text:list-item>
              <text:list-item>
                <text:p><text:span text:style-name="T1">Student</text:span>:</text:p>
                <text:list>
                  <text:list-item>
                    <text:p><text:span text:style-name="T2">name</text:span></text:p>
                  </text:list-item>
                  <text:list-item>
                    <text:p><text:span text:style-name="T2">mentor</text:span> (how to store?)</text:p>
                  </text:list-item>
                </text:list>
              </text:list-item>
              <text:list-item>
                <text:p><text:span text:style-name="T1">Mentor</text:span>:</text:p>
                <text:list>
                  <text:list-item>
                    <text:p><text:span text:style-name="T2">name</text:span></text:p>
                  </text:list-item>
                  <text:list-item>
                    <text:p><text:span text:style-name="T2">company</text:span> name</text:p>
                  </text:list-item>
                  <text:list-item>
                    <text:p><text:span text:style-name="T2">mentees</text:span>? Duplicate information?<text:line-break/>Store the relationships in only <text:span text:style-name="T1">one</text:span> place!</text:p>
                  </text:list-item>
                </text:list>
              </text:list-item>
              <text:list-item>
                <text:p><text:span text:style-name="T1">MentorDB</text:span>: <text:span text:style-name="T2">list</text:span> of Students, <text:span text:style-name="T2">list</text:span> of Mentors</text:p>
              </text:list-item>
            </text:list>
          </draw:text-box>
        </draw:frame>
        <draw:frame draw:style-name="standard" draw:id="id2" draw:layer="layout" svg:width="5.758cm" svg:height="4.859cm" svg:x="22.106cm" svg:y="6.54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4">Mentor</text:span></text:p>
              </table:table-cell>
            </table:table-row>
            <table:table-row table:style-name="ro1">
              <table:table-cell table:style-name="ce2">
                <text:p text:style-name="P4"><text:span text:style-name="T5">name</text:span></text:p>
              </table:table-cell>
            </table:table-row>
            <table:table-row table:style-name="ro1">
              <table:table-cell table:style-name="ce3">
                <text:p text:style-name="P4"><text:span text:style-name="T5">company name</text:span></text:p>
              </table:table-cell>
            </table:table-row>
            <table:table-row table:style-name="ro1">
              <table:table-cell table:style-name="ce4"/>
            </table:table-row>
            <table:table-row table:style-name="ro1">
              <table:table-cell table:style-name="ce5">
                <text:p text:style-name="P4">(methods...)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id="id1" draw:layer="layout" svg:width="5.758cm" svg:height="3.887cm" svg:x="12.455cm" svg:y="5.22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4">Student</text:span></text:p>
              </table:table-cell>
            </table:table-row>
            <table:table-row table:style-name="ro1">
              <table:table-cell table:style-name="ce2">
                <text:p text:style-name="P4"><text:span text:style-name="T5">name</text:span></text:p>
              </table:table-cell>
            </table:table-row>
            <table:table-row table:style-name="ro1">
              <table:table-cell table:style-name="ce3"/>
            </table:table-row>
            <table:table-row table:style-name="ro1">
              <table:table-cell table:style-name="ce6">
                <text:p text:style-name="P4">(methods...)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3" draw:text-style-name="P6" draw:layer="layout" draw:type="curve" svg:x1="18.213cm" svg:y1="7.165cm" svg:x2="22.106cm" svg:y2="8.975cm" draw:start-shape="id1" draw:start-glue-point="1" draw:end-shape="id2" draw:end-glue-point="3" svg:d="m18213 7165c2920 0 974 1810 3893 1810">
          <text:p/>
        </draw:connector>
        <draw:frame draw:style-name="gr4" draw:text-style-name="P9" draw:layer="layout" svg:width="1.285cm" svg:height="1.542cm" svg:x="18.215cm" svg:y="5.671cm">
          <draw:text-box>
            <text:p text:style-name="P8"><text:span text:style-name="T6">¥</text:span></text:p>
          </draw:text-box>
        </draw:frame>
        <draw:frame draw:style-name="gr4" draw:text-style-name="P11" draw:layer="layout" svg:width="1.04cm" svg:height="1.153cm" svg:x="21.116cm" svg:y="7.665cm">
          <draw:text-box>
            <text:p text:style-name="P10"><text:span text:style-name="T7">1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How to store relationships?</text:p>
          </draw:text-box>
        </draw:frame>
        <draw:frame presentation:style-name="pr5" draw:layer="layout" svg:width="25.199cm" svg:height="14.994cm" svg:x="1.4cm" svg:y="4.507cm" presentation:class="outline" presentation:user-transformed="true">
          <draw:text-box>
            <text:list text:style-name="L2">
              <text:list-item>
                <text:p><text:span text:style-name="T1">Multiplicity</text:span>: <text:span text:style-name="T8">N</text:span> students to <text:span text:style-name="T8">M</text:span> mentors</text:p>
                <text:list>
                  <text:list-item>
                    <text:p><text:span text:style-name="T1">1</text:span><text:span text:style-name="T9">:</text:span><text:span text:style-name="T1">1</text:span> – every student has exactly <text:span text:style-name="T2">1</text:span> mentor, and vice-versa</text:p>
                  </text:list-item>
                  <text:list-item>
                    <text:p><text:span text:style-name="T1">1</text:span>:<text:span text:style-name="T1">0..1 </text:span>– every student has <text:span text:style-name="T2">0</text:span> or <text:span text:style-name="T2">1</text:span> mentors</text:p>
                  </text:list-item>
                  <text:list-item>
                    <text:p><text:span text:style-name="T1">0..*</text:span>:<text:span text:style-name="T1">0..1</text:span> – every student has <text:span text:style-name="T2">0</text:span> or <text:span text:style-name="T2">1</text:span> mentors; mentors may have <text:span text:style-name="T2">any</text:span> number of students</text:p>
                  </text:list-item>
                </text:list>
              </text:list-item>
              <text:list-item>
                <text:p>Store <text:span text:style-name="T1">relationship</text:span> in Student (<text:span text:style-name="T2">.mentor</text:span> attribute)</text:p>
              </text:list-item>
              <text:list-item>
                <text:p>If <text:span text:style-name="T1">many</text:span>-<text:span text:style-name="T1">many</text:span> (<text:span text:style-name="T2">0..*</text:span>:<text:span text:style-name="T2">0..*</text:span>) relationship, may need to store relationships in <text:span text:style-name="T1">separate</text:span> MentorDB</text:p>
              </text:list-item>
              <text:list-item>
                <text:p>Store <text:span text:style-name="T1">ID#</text:span> of mentor, or store a <text:span text:style-name="T1">reference</text:span>/alias to the mentor object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Create classes with attributes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<text:span text:style-name="T2">class Student</text:span>: <text:span text:style-name="T1">name</text:span>, <text:span text:style-name="T1">mentor</text:span> (obj)</text:p>
                <text:list>
                  <text:list-header>
                    <text:p><text:span text:style-name="T10">def </text:span><text:span text:style-name="T11">__init__</text:span><text:span text:style-name="T10">(self, </text:span><text:span text:style-name="T12">name</text:span><text:span text:style-name="T10">='', </text:span><text:span text:style-name="T12">mentor</text:span><text:span text:style-name="T10">=None):</text:span><text:span text:style-name="T10"><text:line-break/></text:span><text:span text:style-name="T10"><text:tab/></text:span><text:span text:style-name="T10">self.</text:span><text:span text:style-name="T13">__name </text:span><text:span text:style-name="T10">= str(name)</text:span><text:span text:style-name="T10"><text:line-break/></text:span><text:span text:style-name="T10"><text:tab/></text:span><text:span text:style-name="T10">self.</text:span><text:span text:style-name="T13">__mentor</text:span><text:span text:style-name="T10"> = mentor</text:span></text:p>
                    <text:p><text:span text:style-name="T10">def </text:span><text:span text:style-name="T11">__str__</text:span><text:span text:style-name="T10">(self):</text:span></text:p>
                  </text:list-header>
                  <text:list-item>
                    <text:p>Also <text:span text:style-name="T1">set</text:span>/<text:span text:style-name="T1">get</text:span> methods for <text:span text:style-name="T1">name</text:span> and <text:span text:style-name="T1">mentor</text:span></text:p>
                  </text:list-item>
                </text:list>
              </text:list-item>
              <text:list-item>
                <text:p><text:span text:style-name="T2">class Mentor</text:span>: <text:span text:style-name="T1">name</text:span>, <text:span text:style-name="T1">company</text:span> name</text:p>
                <text:list>
                  <text:list-header>
                    <text:p><text:span text:style-name="T10">def </text:span><text:span text:style-name="T11">__init__</text:span><text:span text:style-name="T10">(self, </text:span><text:span text:style-name="T12">name</text:span><text:span text:style-name="T10">='', </text:span><text:span text:style-name="T12">company</text:span><text:span text:style-name="T10">=''):</text:span></text:p>
                  </text:list-header>
                </text:list>
              </text:list-item>
              <text:list-item>
                <text:p><text:span text:style-name="T2">class MentorDB</text:span>: student list, mentor list</text:p>
                <text:list>
                  <text:list-header>
                    <text:p><text:span text:style-name="T10">def </text:span><text:span text:style-name="T11">__init__</text:span><text:span text:style-name="T10">(self):</text:span><text:span text:style-name="T10"><text:line-break/></text:span><text:span text:style-name="T10"><text:tab/></text:span><text:span text:style-name="T10">self.</text:span><text:span text:style-name="T13">__students</text:span><text:span text:style-name="T10"> = []</text:span><text:span text:style-name="T10"><text:line-break/></text:span><text:span text:style-name="T10"><text:tab/></text:span><text:span text:style-name="T10">self.</text:span><text:span text:style-name="T13">__mentors</text:span><text:span text:style-name="T10"> = []</text:span></text:p>
                  </text:list-header>
                </text:list>
              </text:list-item>
            </text:list>
          </draw:text-box>
        </draw:frame>
        <draw:custom-shape draw:style-name="gr5" draw:text-style-name="P13" draw:layer="layout" svg:width="6.35cm" svg:height="1.27cm" svg:x="21.055cm" svg:y="2.875cm">
          <text:p text:style-name="P12"><text:span text:style-name="T14">(See </text:span><text:span text:style-name="T15"><text:a xlink:href="http://twu.seanho.com/python/mentors.py">mentors.py</text:a></text:span><text:span text:style-name="T14">)</text:span></text:p>
          <draw:enhanced-geometry svg:viewBox="0 0 21600 21600" draw:type="rectangle" draw:enhanced-path="M 0 0 L 21600 0 21600 21600 0 21600 0 0 Z N"/>
        </draw:custom-shap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MentorDB: functional spec</text:p>
          </draw:text-box>
        </draw:frame>
        <draw:frame presentation:style-name="pr5" draw:layer="layout" svg:width="25.199cm" svg:height="14.915cm" svg:x="1.4cm" svg:y="4.507cm" presentation:class="outline" presentation:user-transformed="true">
          <draw:text-box>
            <text:list text:style-name="L2">
              <text:list-item>
                <text:p><text:span text:style-name="T1">Student</text:span>: (attribs: <text:span text:style-name="T2">name</text:span>, <text:span text:style-name="T2">mentor</text:span>)</text:p>
                <text:list>
                  <text:list-item>
                    <text:p>init, str, set/get</text:p>
                  </text:list-item>
                </text:list>
              </text:list-item>
              <text:list-item>
                <text:p><text:span text:style-name="T1">Mentor</text:span>: (attribs: <text:span text:style-name="T2">name</text:span>, <text:span text:style-name="T2">company</text:span>)</text:p>
                <text:list>
                  <text:list-item>
                    <text:p>init, str, set/get</text:p>
                  </text:list-item>
                </text:list>
              </text:list-item>
              <text:list-item>
                <text:p><text:span text:style-name="T1">MentorDB</text:span>: (attribs: <text:span text:style-name="T2">student</text:span> list, <text:span text:style-name="T2">mentor</text:span> list)</text:p>
                <text:list>
                  <text:list-item>
                    <text:p><text:span text:style-name="T1">print</text:span> all students, print all mentors</text:p>
                  </text:list-item>
                  <text:list-item>
                    <text:p><text:span text:style-name="T1">add</text:span>/<text:span text:style-name="T1">del</text:span> a student/mentor</text:p>
                  </text:list-item>
                  <text:list-item>
                    <text:p><text:span text:style-name="T1">find</text:span> student/mentor by name (return obj)</text:p>
                  </text:list-item>
                  <text:list-item>
                    <text:p>… anything else?</text:p>
                  </text:list-item>
                  <text:list-item>
                    <text:p>(How to <text:span text:style-name="T1">change</text:span> a student's name?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MentorDB: add a student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2">MentorDB</text:span> obj stores two <text:span text:style-name="T1">lists</text:span> (<text:span text:style-name="T2">student</text:span>, <text:span text:style-name="T2">mentor</text:span>)</text:p>
                <text:list>
                  <text:list-item>
                    <text:p>List of <text:span text:style-name="T1">objects</text:span>: <text:span text:style-name="T2">self.__students</text:span></text:p>
                  </text:list-item>
                </text:list>
              </text:list-item>
              <text:list-item>
                <text:p><text:span text:style-name="T1">Add</text:span> a student to the student list:</text:p>
                <text:list>
                  <text:list-item>
                    <text:p>Assumes a student <text:span text:style-name="T1">object</text:span> has been created</text:p>
                    <text:p><text:span text:style-name="T16">def </text:span><text:span text:style-name="T17">addStudent</text:span><text:span text:style-name="T16">(self, </text:span><text:span text:style-name="T18">newStudent</text:span><text:span text:style-name="T16">):</text:span><text:span text:style-name="T16"><text:line-break/></text:span><text:span text:style-name="T16"><text:tab/></text:span><text:span text:style-name="T16">if </text:span><text:span text:style-name="T18">newStudent</text:span><text:span text:style-name="T16"> is not None:</text:span><text:span text:style-name="T16"><text:line-break/></text:span><text:span text:style-name="T16"><text:tab/></text:span><text:span text:style-name="T16"><text:tab/></text:span><text:span text:style-name="T16">self.__students.</text:span><text:span text:style-name="T19">append</text:span><text:span text:style-name="T16">( </text:span><text:span text:style-name="T18">newStudent</text:span><text:span text:style-name="T16"> )</text:span></text:p>
                  </text:list-item>
                  <text:list-item>
                    <text:p>Uses the <text:span text:style-name="T2">.append()</text:span> method of lists</text:p>
                  </text:list-item>
                  <text:list-item>
                    <text:p>Error checking: should also check <text:span text:style-name="T1">type</text:span> of param <text:span text:style-name="T2">newStudent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Search database by name</text:p>
          </draw:text-box>
        </draw:frame>
        <draw:frame presentation:style-name="pr5" draw:layer="layout" svg:width="25.199cm" svg:height="14.174cm" svg:x="1.4cm" svg:y="4.507cm" presentation:class="outline" presentation:user-transformed="true">
          <draw:text-box>
            <text:list text:style-name="L2">
              <text:list-item>
                <text:p><text:span text:style-name="T1">Search</text:span> through student list looking for a name:</text:p>
                <text:list>
                  <text:list-header>
                    <text:p><text:span text:style-name="T20">def </text:span><text:span text:style-name="T17">findStudent</text:span><text:span text:style-name="T20">(self, </text:span><text:span text:style-name="T18">targetName</text:span><text:span text:style-name="T20">):</text:span><text:span text:style-name="T20"><text:line-break/></text:span><text:span text:style-name="T20"><text:tab/></text:span><text:span text:style-name="T20">for student in self.__students:</text:span><text:span text:style-name="T20"><text:line-break/></text:span><text:span text:style-name="T20"><text:tab/></text:span><text:span text:style-name="T20"><text:tab/></text:span><text:span text:style-name="T20">if student.</text:span><text:span text:style-name="T17">getName()</text:span><text:span text:style-name="T20"> == </text:span><text:span text:style-name="T18">targetName</text:span><text:span text:style-name="T20">:</text:span><text:span text:style-name="T20"><text:line-break/></text:span><text:span text:style-name="T20"><text:tab/></text:span><text:span text:style-name="T20"><text:tab/></text:span><text:span text:style-name="T20"><text:tab/></text:span><text:span text:style-name="T20">return student</text:span></text:p>
                  </text:list-header>
                </text:list>
              </text:list-item>
              <text:list-item>
                <text:p><text:span text:style-name="T1">Parameter</text:span>: a string <text:span text:style-name="T2">targetName</text:span> to look for</text:p>
              </text:list-item>
              <text:list-item>
                <text:p><text:span text:style-name="T1">Iterates</text:span> through list of students</text:p>
              </text:list-item>
              <text:list-item>
                <text:p>Uses<text:span text:style-name="T2"> getName()</text:span> <text:span text:style-name="T1">set</text:span>/<text:span text:style-name="T1">get</text:span> method of <text:span text:style-name="T2">Student</text:span></text:p>
              </text:list-item>
              <text:list-item>
                <text:p>Returns an <text:span text:style-name="T1">alias</text:span>/ref to the Student object</text:p>
                <text:list>
                  <text:list-item>
                    <text:p>Client code can then <text:span text:style-name="T1">modify</text:span> the student's record (mutable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Find all mentees of a mentor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Given a <text:span text:style-name="T1">mentor</text:span> (ref to a <text:span text:style-name="T2">Mentor</text:span> object),<text:line-break/>find <text:span text:style-name="T1">all students</text:span> who have that mentor<text:line-break/>(return a list of references to <text:span text:style-name="T2">Student</text:span> objects)</text:p>
                <text:list>
                  <text:list-header>
                    <text:p><text:span text:style-name="T20">def </text:span><text:span text:style-name="T17">getMentees</text:span><text:span text:style-name="T20">(self, </text:span><text:span text:style-name="T18">mentor</text:span><text:span text:style-name="T20">):</text:span><text:span text:style-name="T20"><text:line-break/></text:span><text:span text:style-name="T20"><text:tab/></text:span><text:span text:style-name="T20">mentees = []</text:span><text:span text:style-name="T20"><text:line-break/></text:span><text:span text:style-name="T20"><text:tab/></text:span><text:span text:style-name="T20">for </text:span><text:span text:style-name="T19">student</text:span><text:span text:style-name="T20"> in self.__students:</text:span><text:span text:style-name="T20"><text:line-break/></text:span><text:span text:style-name="T20"><text:tab/></text:span><text:span text:style-name="T20"><text:tab/></text:span><text:span text:style-name="T20">if </text:span><text:span text:style-name="T19">student</text:span><text:span text:style-name="T20">.</text:span><text:span text:style-name="T17">getMentor()</text:span><text:span text:style-name="T20"> == </text:span><text:span text:style-name="T18">mentor</text:span><text:span text:style-name="T20">:</text:span><text:span text:style-name="T20"><text:line-break/></text:span><text:span text:style-name="T20"><text:tab/></text:span><text:span text:style-name="T20"><text:tab/></text:span><text:span text:style-name="T20"><text:tab/></text:span><text:span text:style-name="T20">mentees.append( </text:span><text:span text:style-name="T19">student</text:span><text:span text:style-name="T20"> )</text:span><text:span text:style-name="T20"><text:line-break/></text:span><text:span text:style-name="T20"><text:tab/></text:span><text:span text:style-name="T20">return mentees</text:span></text:p>
                  </text:list-header>
                </text:list>
              </text:list-item>
              <text:list-item>
                <text:p><text:span text:style-name="T2">getMentor()</text:span> method of Student returns an <text:span text:style-name="T1">obj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Save/load DB to disk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1">Methods</text:span> in MentorDB: <text:span text:style-name="T2">save</text:span>(file), <text:span text:style-name="T2">load</text:span>(file)</text:p>
                <text:list>
                  <text:list-item>
                    <text:p>Specify <text:span text:style-name="T1">filenames</text:span> as strings</text:p>
                  </text:list-item>
                </text:list>
              </text:list-item>
              <text:list-item>
                <text:p>Use pickle.<text:span text:style-name="T2">dump</text:span>() and pickle.<text:span text:style-name="T2">load</text:span>()</text:p>
                <text:list>
                  <text:list-item>
                    <text:p>Need to open files in <text:span text:style-name="T1">binary</text:span> mode: '<text:span text:style-name="T2">wb</text:span>', '<text:span text:style-name="T2">rb</text:span>'</text:p>
                    <text:p><text:span text:style-name="T20">def </text:span><text:span text:style-name="T17">save</text:span><text:span text:style-name="T20">(self, </text:span><text:span text:style-name="T18">fileName</text:span><text:span text:style-name="T20">):</text:span><text:span text:style-name="T20"><text:line-break/></text:span><text:span text:style-name="T20"><text:tab/></text:span><text:span text:style-name="T20">import pickle</text:span><text:span text:style-name="T20"><text:line-break/></text:span><text:span text:style-name="T20"><text:tab/></text:span><text:span text:style-name="T20">with open(</text:span><text:span text:style-name="T18">fileName</text:span><text:span text:style-name="T20">, 'wb') as </text:span><text:span text:style-name="T19">dbFile</text:span><text:span text:style-name="T20">:</text:span><text:span text:style-name="T20"><text:line-break/></text:span><text:span text:style-name="T20"><text:tab/></text:span><text:span text:style-name="T20"><text:tab/></text:span><text:span text:style-name="T20">pickle.dump( self.__students, </text:span><text:span text:style-name="T19">dbFile</text:span><text:span text:style-name="T20"> )</text:span><text:span text:style-name="T20"><text:line-break/></text:span><text:span text:style-name="T20"><text:tab/></text:span><text:span text:style-name="T20"><text:tab/></text:span><text:span text:style-name="T20">pickle.dump( self.__mentors, </text:span><text:span text:style-name="T19">dbFile</text:span><text:span text:style-name="T20"> )</text:span></text:p>
                  </text:list-item>
                </text:list>
              </text:list-item>
              <text:list-item>
                <text:p>Stored in Python's own binary pickle <text:span text:style-name="T1">format</text:span></text:p>
                <text:list>
                  <text:list-item>
                    <text:p>(you can open up the file in WordPad to see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 draw:page-number="3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8$Build-9502</meta:generator>
    <meta:creation-date>2010-11-08T21:51:44</meta:creation-date>
    <dc:language>en-US</dc:language>
    <meta:editing-cycles>12</meta:editing-cycles>
    <meta:editing-duration>PT13H42M15S</meta:editing-duration>
    <meta:initial-creator>sean ho</meta:initial-creator>
    <dc:date>2010-11-09T11:33:55</dc:date>
    <dc:creator>sean ho</dc:creator>
    <meta:document-statistic meta:object-count="22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